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 fo:min-height="2.291cm" fo:min-width="8.679cm"/>
    </style:style>
    <style:style style:name="gr3" style:family="graphic" style:parent-style-name="standard">
      <style:graphic-properties draw:textarea-horizontal-align="justify" draw:textarea-vertical-align="middle" draw:auto-grow-height="false" fo:min-height="2.291cm" fo:min-width="8.571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5" style:family="graphic" style:parent-style-name="standard">
      <style:graphic-properties draw:stroke="none" svg:stroke-color="#000000" draw:fill="none" draw:fill-color="#ffffff" fo:min-height="2.845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stroke="none" svg:stroke-color="#000000" draw:fill="none" draw:fill-color="#ffffff" fo:min-height="2.9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37pt" style:font-size-asian="37pt" style:font-size-complex="37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37pt" style:font-size-asian="37pt" style:font-size-complex="37pt"/>
    </style:style>
    <style:style style:name="P6" style:family="paragraph">
      <loext:graphic-properties draw:fill="none" draw:fill-color="#ffffff"/>
      <style:text-properties fo:font-size="37pt" style:font-size-asian="37pt" style:font-size-complex="37pt"/>
    </style:style>
    <style:style style:name="P7" style:family="paragraph">
      <loext:graphic-properties draw:fill="none" draw:fill-color="#ffffff"/>
      <style:paragraph-properties fo:text-align="center"/>
      <style:text-properties fo:font-size="37pt" style:font-size-asian="37pt" style:font-size-complex="37pt"/>
    </style:style>
    <style:style style:name="T1" style:family="text">
      <style:text-properties fo:font-size="37pt" style:font-size-asian="37pt" style:font-size-complex="37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4cm" svg:y1="15.01cm" svg:x2="9.01cm" svg:y2="15.01cm">
          <text:p/>
        </draw:line>
        <draw:line draw:style-name="gr1" draw:text-style-name="P1" draw:layer="layout" svg:x1="9.01cm" svg:y1="15.01cm" svg:x2="9.01cm" svg:y2="12.47cm">
          <text:p/>
        </draw:line>
        <draw:line draw:style-name="gr1" draw:text-style-name="P1" draw:layer="layout" svg:x1="9.01cm" svg:y1="12.47cm" svg:x2="11.55cm" svg:y2="12.47cm">
          <text:p/>
        </draw:line>
        <draw:line draw:style-name="gr1" draw:text-style-name="P1" draw:layer="layout" svg:x1="11.55cm" svg:y1="12.47cm" svg:x2="11.55cm" svg:y2="15.01cm">
          <text:p/>
        </draw:line>
        <draw:line draw:style-name="gr1" draw:text-style-name="P1" draw:layer="layout" svg:x1="11.55cm" svg:y1="15.01cm" svg:x2="14.09cm" svg:y2="15.01cm">
          <text:p/>
        </draw:line>
        <draw:line draw:style-name="gr1" draw:text-style-name="P1" draw:layer="layout" svg:x1="14.11cm" svg:y1="15.01cm" svg:x2="14.11cm" svg:y2="12.47cm">
          <text:p/>
        </draw:line>
        <draw:line draw:style-name="gr1" draw:text-style-name="P1" draw:layer="layout" svg:x1="14.11cm" svg:y1="12.47cm" svg:x2="16.65cm" svg:y2="12.47cm">
          <text:p/>
        </draw:line>
        <draw:line draw:style-name="gr1" draw:text-style-name="P1" draw:layer="layout" svg:x1="16.65cm" svg:y1="12.47cm" svg:x2="16.65cm" svg:y2="15.01cm">
          <text:p/>
        </draw:line>
        <draw:line draw:style-name="gr1" draw:text-style-name="P1" draw:layer="layout" svg:x1="16.65cm" svg:y1="15.01cm" svg:x2="19.19cm" svg:y2="15.01cm">
          <text:p/>
        </draw:line>
        <draw:line draw:style-name="gr1" draw:text-style-name="P1" draw:layer="layout" svg:x1="19.21cm" svg:y1="15.01cm" svg:x2="19.21cm" svg:y2="12.47cm">
          <text:p/>
        </draw:line>
        <draw:line draw:style-name="gr1" draw:text-style-name="P1" draw:layer="layout" svg:x1="19.21cm" svg:y1="12.47cm" svg:x2="21.75cm" svg:y2="12.47cm">
          <text:p/>
        </draw:line>
        <draw:line draw:style-name="gr1" draw:text-style-name="P1" draw:layer="layout" svg:x1="21.75cm" svg:y1="12.47cm" svg:x2="21.75cm" svg:y2="15.01cm">
          <text:p/>
        </draw:line>
        <draw:line draw:style-name="gr1" draw:text-style-name="P1" draw:layer="layout" svg:x1="21.75cm" svg:y1="15.01cm" svg:x2="24.29cm" svg:y2="15.01cm">
          <text:p/>
        </draw:line>
        <draw:line draw:style-name="gr1" draw:text-style-name="P1" draw:layer="layout" svg:x1="24.31cm" svg:y1="15.01cm" svg:x2="24.31cm" svg:y2="12.47cm">
          <text:p/>
        </draw:line>
        <draw:line draw:style-name="gr1" draw:text-style-name="P1" draw:layer="layout" svg:x1="24.31cm" svg:y1="12.47cm" svg:x2="26.85cm" svg:y2="12.47cm">
          <text:p/>
        </draw:line>
        <draw:line draw:style-name="gr1" draw:text-style-name="P1" draw:layer="layout" svg:x1="26.85cm" svg:y1="12.47cm" svg:x2="26.85cm" svg:y2="15.01cm">
          <text:p/>
        </draw:line>
        <draw:line draw:style-name="gr1" draw:text-style-name="P1" draw:layer="layout" svg:x1="26.85cm" svg:y1="15.01cm" svg:x2="29.39cm" svg:y2="15.01cm">
          <text:p/>
        </draw:line>
        <draw:line draw:style-name="gr1" draw:text-style-name="P1" draw:layer="layout" svg:x1="29.355cm" svg:y1="15.01cm" svg:x2="29.355cm" svg:y2="12.47cm">
          <text:p/>
        </draw:line>
        <draw:line draw:style-name="gr1" draw:text-style-name="P1" draw:layer="layout" svg:x1="29.355cm" svg:y1="12.47cm" svg:x2="31.895cm" svg:y2="12.47cm">
          <text:p/>
        </draw:line>
        <draw:line draw:style-name="gr1" draw:text-style-name="P1" draw:layer="layout" svg:x1="31.895cm" svg:y1="12.47cm" svg:x2="31.895cm" svg:y2="15.01cm">
          <text:p/>
        </draw:line>
        <draw:line draw:style-name="gr1" draw:text-style-name="P1" draw:layer="layout" svg:x1="31.895cm" svg:y1="15.01cm" svg:x2="34.435cm" svg:y2="15.01cm">
          <text:p/>
        </draw:line>
        <draw:line draw:style-name="gr1" draw:text-style-name="P1" draw:layer="layout" svg:x1="34.41cm" svg:y1="15.01cm" svg:x2="34.41cm" svg:y2="12.47cm">
          <text:p/>
        </draw:line>
        <draw:line draw:style-name="gr1" draw:text-style-name="P1" draw:layer="layout" svg:x1="34.41cm" svg:y1="12.47cm" svg:x2="36.95cm" svg:y2="12.47cm">
          <text:p/>
        </draw:line>
        <draw:line draw:style-name="gr1" draw:text-style-name="P1" draw:layer="layout" svg:x1="36.95cm" svg:y1="12.47cm" svg:x2="36.95cm" svg:y2="15.01cm">
          <text:p/>
        </draw:line>
        <draw:line draw:style-name="gr1" draw:text-style-name="P1" draw:layer="layout" svg:x1="36.95cm" svg:y1="15.01cm" svg:x2="39.49cm" svg:y2="15.01cm">
          <text:p/>
        </draw:line>
        <draw:line draw:style-name="gr1" draw:text-style-name="P1" draw:layer="layout" svg:x1="39.51cm" svg:y1="15.01cm" svg:x2="39.51cm" svg:y2="12.47cm">
          <text:p/>
        </draw:line>
        <draw:line draw:style-name="gr1" draw:text-style-name="P1" draw:layer="layout" svg:x1="39.51cm" svg:y1="12.47cm" svg:x2="42.05cm" svg:y2="12.47cm">
          <text:p/>
        </draw:line>
        <draw:line draw:style-name="gr1" draw:text-style-name="P1" draw:layer="layout" svg:x1="42.05cm" svg:y1="12.47cm" svg:x2="42.05cm" svg:y2="15.01cm">
          <text:p/>
        </draw:line>
        <draw:line draw:style-name="gr1" draw:text-style-name="P1" draw:layer="layout" svg:x1="42.05cm" svg:y1="15.01cm" svg:x2="44.59cm" svg:y2="15.01cm">
          <text:p/>
        </draw:line>
        <draw:line draw:style-name="gr1" draw:text-style-name="P1" draw:layer="layout" svg:x1="44.61cm" svg:y1="15.01cm" svg:x2="44.61cm" svg:y2="12.47cm">
          <text:p/>
        </draw:line>
        <draw:line draw:style-name="gr1" draw:text-style-name="P1" draw:layer="layout" svg:x1="44.61cm" svg:y1="12.47cm" svg:x2="47.15cm" svg:y2="12.47cm">
          <text:p/>
        </draw:line>
        <draw:line draw:style-name="gr1" draw:text-style-name="P1" draw:layer="layout" svg:x1="47.15cm" svg:y1="12.47cm" svg:x2="47.15cm" svg:y2="15.01cm">
          <text:p/>
        </draw:line>
        <draw:line draw:style-name="gr1" draw:text-style-name="P1" draw:layer="layout" svg:x1="47.15cm" svg:y1="15.01cm" svg:x2="49.69cm" svg:y2="15.01cm">
          <text:p/>
        </draw:line>
        <draw:line draw:style-name="gr1" draw:text-style-name="P1" draw:layer="layout" svg:x1="49.71cm" svg:y1="15.01cm" svg:x2="49.71cm" svg:y2="12.47cm">
          <text:p/>
        </draw:line>
        <draw:line draw:style-name="gr1" draw:text-style-name="P1" draw:layer="layout" svg:x1="49.71cm" svg:y1="12.47cm" svg:x2="52.25cm" svg:y2="12.47cm">
          <text:p/>
        </draw:line>
        <draw:line draw:style-name="gr1" draw:text-style-name="P1" draw:layer="layout" svg:x1="52.25cm" svg:y1="12.47cm" svg:x2="52.25cm" svg:y2="15.01cm">
          <text:p/>
        </draw:line>
        <draw:line draw:style-name="gr1" draw:text-style-name="P1" draw:layer="layout" svg:x1="52.25cm" svg:y1="15.01cm" svg:x2="54.79cm" svg:y2="15.01cm">
          <text:p/>
        </draw:line>
        <draw:line draw:style-name="gr1" draw:text-style-name="P1" draw:layer="layout" svg:x1="54.77cm" svg:y1="15.04cm" svg:x2="54.77cm" svg:y2="12.5cm">
          <text:p/>
        </draw:line>
        <draw:line draw:style-name="gr1" draw:text-style-name="P1" draw:layer="layout" svg:x1="54.77cm" svg:y1="12.5cm" svg:x2="57.31cm" svg:y2="12.5cm">
          <text:p/>
        </draw:line>
        <draw:line draw:style-name="gr1" draw:text-style-name="P1" draw:layer="layout" svg:x1="57.31cm" svg:y1="12.5cm" svg:x2="57.31cm" svg:y2="15.04cm">
          <text:p/>
        </draw:line>
        <draw:line draw:style-name="gr1" draw:text-style-name="P1" draw:layer="layout" svg:x1="57.31cm" svg:y1="15.04cm" svg:x2="59.85cm" svg:y2="15.04cm">
          <text:p/>
        </draw:line>
        <draw:line draw:style-name="gr1" draw:text-style-name="P1" draw:layer="layout" svg:x1="59.83cm" svg:y1="15.07cm" svg:x2="59.83cm" svg:y2="12.53cm">
          <text:p/>
        </draw:line>
        <draw:line draw:style-name="gr1" draw:text-style-name="P1" draw:layer="layout" svg:x1="59.83cm" svg:y1="12.53cm" svg:x2="62.37cm" svg:y2="12.53cm">
          <text:p/>
        </draw:line>
        <draw:line draw:style-name="gr1" draw:text-style-name="P1" draw:layer="layout" svg:x1="62.37cm" svg:y1="12.53cm" svg:x2="62.37cm" svg:y2="15.07cm">
          <text:p/>
        </draw:line>
        <draw:line draw:style-name="gr1" draw:text-style-name="P1" draw:layer="layout" svg:x1="62.37cm" svg:y1="15.07cm" svg:x2="64.91cm" svg:y2="15.07cm">
          <text:p/>
        </draw:line>
        <draw:line draw:style-name="gr1" draw:text-style-name="P1" draw:layer="layout" svg:x1="64.89cm" svg:y1="15cm" svg:x2="64.89cm" svg:y2="12.46cm">
          <text:p/>
        </draw:line>
        <draw:line draw:style-name="gr1" draw:text-style-name="P1" draw:layer="layout" svg:x1="64.89cm" svg:y1="12.46cm" svg:x2="67.43cm" svg:y2="12.46cm">
          <text:p/>
        </draw:line>
        <draw:line draw:style-name="gr1" draw:text-style-name="P1" draw:layer="layout" svg:x1="67.43cm" svg:y1="12.46cm" svg:x2="67.43cm" svg:y2="15cm">
          <text:p/>
        </draw:line>
        <draw:line draw:style-name="gr1" draw:text-style-name="P1" draw:layer="layout" svg:x1="67.43cm" svg:y1="15cm" svg:x2="69.97cm" svg:y2="15cm">
          <text:p/>
        </draw:line>
        <draw:line draw:style-name="gr1" draw:text-style-name="P1" draw:layer="layout" svg:x1="69.95cm" svg:y1="14.93cm" svg:x2="69.95cm" svg:y2="12.39cm">
          <text:p/>
        </draw:line>
        <draw:line draw:style-name="gr1" draw:text-style-name="P1" draw:layer="layout" svg:x1="69.95cm" svg:y1="12.39cm" svg:x2="72.49cm" svg:y2="12.39cm">
          <text:p/>
        </draw:line>
        <draw:line draw:style-name="gr1" draw:text-style-name="P1" draw:layer="layout" svg:x1="72.49cm" svg:y1="12.39cm" svg:x2="72.49cm" svg:y2="14.93cm">
          <text:p/>
        </draw:line>
        <draw:line draw:style-name="gr1" draw:text-style-name="P1" draw:layer="layout" svg:x1="72.49cm" svg:y1="14.93cm" svg:x2="75.03cm" svg:y2="14.93cm">
          <text:p/>
        </draw:line>
        <draw:line draw:style-name="gr1" draw:text-style-name="P1" draw:layer="layout" svg:x1="75.01cm" svg:y1="14.96cm" svg:x2="75.01cm" svg:y2="12.42cm">
          <text:p/>
        </draw:line>
        <draw:line draw:style-name="gr1" draw:text-style-name="P1" draw:layer="layout" svg:x1="75.01cm" svg:y1="12.42cm" svg:x2="77.55cm" svg:y2="12.42cm">
          <text:p/>
        </draw:line>
        <draw:line draw:style-name="gr1" draw:text-style-name="P1" draw:layer="layout" svg:x1="77.55cm" svg:y1="12.42cm" svg:x2="77.55cm" svg:y2="14.96cm">
          <text:p/>
        </draw:line>
        <draw:line draw:style-name="gr1" draw:text-style-name="P1" draw:layer="layout" svg:x1="77.55cm" svg:y1="14.96cm" svg:x2="80.09cm" svg:y2="14.96cm">
          <text:p/>
        </draw:line>
        <draw:line draw:style-name="gr1" draw:text-style-name="P1" draw:layer="layout" svg:x1="7.74cm" svg:y1="6.11cm" svg:x2="9.01cm" svg:y2="6.11cm">
          <text:p/>
        </draw:line>
        <draw:line draw:style-name="gr1" draw:text-style-name="P1" draw:layer="layout" svg:x1="9.01cm" svg:y1="6.11cm" svg:x2="9.01cm" svg:y2="3.57cm">
          <text:p/>
        </draw:line>
        <draw:line draw:style-name="gr1" draw:text-style-name="P1" draw:layer="layout" svg:x1="9.01cm" svg:y1="3.57cm" svg:x2="16.57cm" svg:y2="3.54cm">
          <text:p/>
        </draw:line>
        <draw:line draw:style-name="gr1" draw:text-style-name="P1" draw:layer="layout" svg:x1="16.55cm" svg:y1="3.57cm" svg:x2="16.55cm" svg:y2="6.11cm">
          <text:p/>
        </draw:line>
        <draw:line draw:style-name="gr1" draw:text-style-name="P1" draw:layer="layout" svg:x1="16.61cm" svg:y1="6.07cm" svg:x2="24.17cm" svg:y2="6.04cm">
          <text:p/>
        </draw:line>
        <draw:line draw:style-name="gr1" draw:text-style-name="P1" draw:layer="layout" svg:x1="24.21cm" svg:y1="6.11cm" svg:x2="24.21cm" svg:y2="3.57cm">
          <text:p/>
        </draw:line>
        <draw:line draw:style-name="gr1" draw:text-style-name="P1" draw:layer="layout" svg:x1="24.21cm" svg:y1="3.57cm" svg:x2="31.77cm" svg:y2="3.54cm">
          <text:p/>
        </draw:line>
        <draw:line draw:style-name="gr1" draw:text-style-name="P1" draw:layer="layout" svg:x1="31.75cm" svg:y1="3.57cm" svg:x2="31.75cm" svg:y2="6.11cm">
          <text:p/>
        </draw:line>
        <draw:line draw:style-name="gr1" draw:text-style-name="P1" draw:layer="layout" svg:x1="31.81cm" svg:y1="6.07cm" svg:x2="39.37cm" svg:y2="6.04cm">
          <text:p/>
        </draw:line>
        <draw:line draw:style-name="gr1" draw:text-style-name="P1" draw:layer="layout" svg:x1="39.41cm" svg:y1="6.11cm" svg:x2="39.41cm" svg:y2="3.57cm">
          <text:p/>
        </draw:line>
        <draw:line draw:style-name="gr1" draw:text-style-name="P1" draw:layer="layout" svg:x1="39.41cm" svg:y1="3.57cm" svg:x2="46.97cm" svg:y2="3.54cm">
          <text:p/>
        </draw:line>
        <draw:line draw:style-name="gr1" draw:text-style-name="P1" draw:layer="layout" svg:x1="46.95cm" svg:y1="3.57cm" svg:x2="46.95cm" svg:y2="6.11cm">
          <text:p/>
        </draw:line>
        <draw:line draw:style-name="gr1" draw:text-style-name="P1" draw:layer="layout" svg:x1="47.01cm" svg:y1="6.07cm" svg:x2="54.57cm" svg:y2="6.04cm">
          <text:p/>
        </draw:line>
        <draw:line draw:style-name="gr1" draw:text-style-name="P1" draw:layer="layout" svg:x1="54.645cm" svg:y1="6.11cm" svg:x2="54.645cm" svg:y2="3.57cm">
          <text:p/>
        </draw:line>
        <draw:line draw:style-name="gr1" draw:text-style-name="P1" draw:layer="layout" svg:x1="54.645cm" svg:y1="3.57cm" svg:x2="62.205cm" svg:y2="3.54cm">
          <text:p/>
        </draw:line>
        <draw:line draw:style-name="gr1" draw:text-style-name="P1" draw:layer="layout" svg:x1="62.185cm" svg:y1="3.57cm" svg:x2="62.185cm" svg:y2="6.11cm">
          <text:p/>
        </draw:line>
        <draw:line draw:style-name="gr1" draw:text-style-name="P1" draw:layer="layout" svg:x1="62.245cm" svg:y1="6.065cm" svg:x2="69.865cm" svg:y2="6.04cm">
          <text:p/>
        </draw:line>
        <draw:line draw:style-name="gr1" draw:text-style-name="P1" draw:layer="layout" svg:x1="69.959cm" svg:y1="6.085cm" svg:x2="69.959cm" svg:y2="3.545cm">
          <text:p/>
        </draw:line>
        <draw:line draw:style-name="gr1" draw:text-style-name="P1" draw:layer="layout" svg:x1="69.959cm" svg:y1="3.545cm" svg:x2="77.519cm" svg:y2="3.515cm">
          <text:p/>
        </draw:line>
        <draw:line draw:style-name="gr1" draw:text-style-name="P1" draw:layer="layout" svg:x1="77.499cm" svg:y1="3.545cm" svg:x2="77.499cm" svg:y2="6.085cm">
          <text:p/>
        </draw:line>
        <draw:line draw:style-name="gr1" draw:text-style-name="P1" draw:layer="layout" svg:x1="77.546cm" svg:y1="6.065cm" svg:x2="84.843cm" svg:y2="6.181cm">
          <text:p/>
        </draw:line>
        <draw:custom-shape draw:style-name="gr2" draw:text-style-name="P2" draw:layer="layout" svg:width="15.367cm" svg:height="2.54cm" svg:x="8.95cm" svg:y="7.35cm">
          <text:p text:style-name="P2"><text:span text:style-name="T1">lw $t0, 0($s1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draw:layer="layout" svg:width="15.367cm" svg:height="2.54cm" svg:x="24.25cm" svg:y="7.351cm">
          <text:p text:style-name="P2"><text:span text:style-name="T1">lw $t1, 4($s1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2" draw:layer="layout" svg:width="15.367cm" svg:height="2.54cm" svg:x="39.55cm" svg:y="7.352cm">
          <text:p text:style-name="P2"><text:span text:style-name="T1">lw $t2, 8($s1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draw:layer="layout" svg:width="15.187cm" svg:height="2.54cm" svg:x="54.85cm" svg:y="7.353cm">
          <text:p text:style-name="P2"><text:span text:style-name="T1">lw $t3, 12($s1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draw:layer="layout" svg:width="15.187cm" svg:height="2.54cm" svg:x="69.95cm" svg:y="7.354cm">
          <text:p text:style-name="P2"><text:span text:style-name="T1">add $t4, $t0, $t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draw:layer="layout" svg:width="5.08cm" svg:height="2.54cm" svg:x="8.95cm" svg:y="16.213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4.05cm" svg:y="16.213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9.15cm" svg:y="16.213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4.25cm" svg:y="16.213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9.35cm" svg:y="16.213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36cm" svg:height="3.095cm" svg:x="0.911cm" svg:y="16.721cm">
          <draw:text-box>
            <text:p text:style-name="P5"><text:span text:style-name="T1">lw </text:span><text:span text:style-name="T1">$t0</text:span><text:span text:style-name="T1">, </text:span><text:span text:style-name="T1">0($</text:span><text:span text:style-name="T1">s1)</text:span></text:p>
          </draw:text-box>
        </draw:frame>
        <draw:custom-shape draw:style-name="gr4" draw:text-style-name="P4" draw:layer="layout" svg:width="5.08cm" svg:height="2.54cm" svg:x="34.451cm" svg:y="18.813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9.551cm" svg:y="18.813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4.651cm" svg:y="18.813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9.751cm" svg:y="18.813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54.851cm" svg:y="18.813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94cm" svg:height="2.159cm" svg:x="26.319cm" svg:y="19.321cm">
          <draw:text-box>
            <text:p text:style-name="P5"><text:span text:style-name="T1">lw </text:span><text:span text:style-name="T1">$t1</text:span><text:span text:style-name="T1">, </text:span><text:span text:style-name="T1">4($</text:span><text:span text:style-name="T1">s1)</text:span></text:p>
          </draw:text-box>
        </draw:frame>
        <draw:custom-shape draw:style-name="gr4" draw:text-style-name="P4" draw:layer="layout" svg:width="5.08cm" svg:height="2.54cm" svg:x="59.952cm" svg:y="21.413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65.052cm" svg:y="21.413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70.152cm" svg:y="21.413cm">
          <text:p text:style-name="P3"><text:span text:style-name="T2">EX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75.252cm" svg:y="21.413cm">
          <text:p text:style-name="P3"><text:span text:style-name="T2">ME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80.352cm" svg:y="21.413cm">
          <text:p text:style-name="P3"><text:span text:style-name="T2">W</text:span><text:span text:style-name="T2">B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94cm" svg:height="2.159cm" svg:x="51.82cm" svg:y="21.921cm">
          <draw:text-box>
            <text:p text:style-name="P5"><text:span text:style-name="T1">lw </text:span><text:span text:style-name="T1">$t2</text:span><text:span text:style-name="T1">, </text:span><text:span text:style-name="T1">8($</text:span><text:span text:style-name="T1">s1)</text:span></text:p>
          </draw:text-box>
        </draw:frame>
        <draw:line draw:style-name="gr1" draw:text-style-name="P1" draw:layer="layout" svg:x1="84.843cm" svg:y1="6.181cm" svg:x2="84.843cm" svg:y2="3.641cm">
          <text:p/>
        </draw:line>
        <draw:line draw:style-name="gr1" draw:text-style-name="P1" draw:layer="layout" svg:x1="84.843cm" svg:y1="3.641cm" svg:x2="92.403cm" svg:y2="3.611cm">
          <text:p/>
        </draw:line>
        <draw:line draw:style-name="gr1" draw:text-style-name="P1" draw:layer="layout" svg:x1="92.383cm" svg:y1="3.641cm" svg:x2="92.383cm" svg:y2="6.181cm">
          <text:p/>
        </draw:line>
        <draw:line draw:style-name="gr1" draw:text-style-name="P1" draw:layer="layout" svg:x1="92.443cm" svg:y1="6.136cm" svg:x2="100.063cm" svg:y2="6.111cm">
          <text:p/>
        </draw:line>
        <draw:custom-shape draw:style-name="gr3" draw:text-style-name="P2" draw:layer="layout" svg:width="15.187cm" svg:height="2.54cm" svg:x="85.048cm" svg:y="7.324cm">
          <text:p text:style-name="P2"><text:span text:style-name="T1">ad</text:span><text:span text:style-name="T1">d </text:span><text:span text:style-name="T1">$t5</text:span><text:span text:style-name="T1">, </text:span><text:span text:style-name="T1">$t2</text:span><text:span text:style-name="T1">, </text:span><text:span text:style-name="T1">$t3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draw:layer="layout" svg:width="15.187cm" svg:height="2.54cm" svg:x="100.148cm" svg:y="7.325cm">
          <text:p text:style-name="P2"><text:span text:style-name="T1">ad</text:span><text:span text:style-name="T1">d </text:span><text:span text:style-name="T1">$t6</text:span><text:span text:style-name="T1">, </text:span><text:span text:style-name="T1">$t4</text:span><text:span text:style-name="T1">, </text:span><text:span text:style-name="T1">$t5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1" draw:text-style-name="P1" draw:layer="layout" svg:x1="80.121cm" svg:y1="14.923cm" svg:x2="80.121cm" svg:y2="12.383cm">
          <text:p/>
        </draw:line>
        <draw:line draw:style-name="gr1" draw:text-style-name="P1" draw:layer="layout" svg:x1="80.121cm" svg:y1="12.383cm" svg:x2="82.661cm" svg:y2="12.383cm">
          <text:p/>
        </draw:line>
        <draw:line draw:style-name="gr1" draw:text-style-name="P1" draw:layer="layout" svg:x1="82.661cm" svg:y1="12.383cm" svg:x2="82.661cm" svg:y2="14.923cm">
          <text:p/>
        </draw:line>
        <draw:line draw:style-name="gr1" draw:text-style-name="P1" draw:layer="layout" svg:x1="82.661cm" svg:y1="14.923cm" svg:x2="85.201cm" svg:y2="14.923cm">
          <text:p/>
        </draw:line>
        <draw:line draw:style-name="gr1" draw:text-style-name="P1" draw:layer="layout" svg:x1="85.221cm" svg:y1="14.923cm" svg:x2="85.221cm" svg:y2="12.383cm">
          <text:p/>
        </draw:line>
        <draw:line draw:style-name="gr1" draw:text-style-name="P1" draw:layer="layout" svg:x1="85.221cm" svg:y1="12.383cm" svg:x2="87.761cm" svg:y2="12.383cm">
          <text:p/>
        </draw:line>
        <draw:line draw:style-name="gr1" draw:text-style-name="P1" draw:layer="layout" svg:x1="87.761cm" svg:y1="12.383cm" svg:x2="87.761cm" svg:y2="14.923cm">
          <text:p/>
        </draw:line>
        <draw:line draw:style-name="gr1" draw:text-style-name="P1" draw:layer="layout" svg:x1="87.761cm" svg:y1="14.923cm" svg:x2="90.301cm" svg:y2="14.923cm">
          <text:p/>
        </draw:line>
        <draw:line draw:style-name="gr1" draw:text-style-name="P1" draw:layer="layout" svg:x1="90.321cm" svg:y1="14.923cm" svg:x2="90.321cm" svg:y2="12.383cm">
          <text:p/>
        </draw:line>
        <draw:line draw:style-name="gr1" draw:text-style-name="P1" draw:layer="layout" svg:x1="90.321cm" svg:y1="12.383cm" svg:x2="92.861cm" svg:y2="12.383cm">
          <text:p/>
        </draw:line>
        <draw:line draw:style-name="gr1" draw:text-style-name="P1" draw:layer="layout" svg:x1="92.861cm" svg:y1="12.383cm" svg:x2="92.861cm" svg:y2="14.923cm">
          <text:p/>
        </draw:line>
        <draw:line draw:style-name="gr1" draw:text-style-name="P1" draw:layer="layout" svg:x1="92.861cm" svg:y1="14.923cm" svg:x2="95.401cm" svg:y2="14.923cm">
          <text:p/>
        </draw:line>
        <draw:line draw:style-name="gr1" draw:text-style-name="P1" draw:layer="layout" svg:x1="95.421cm" svg:y1="14.923cm" svg:x2="95.421cm" svg:y2="12.383cm">
          <text:p/>
        </draw:line>
        <draw:line draw:style-name="gr1" draw:text-style-name="P1" draw:layer="layout" svg:x1="95.421cm" svg:y1="12.383cm" svg:x2="97.961cm" svg:y2="12.383cm">
          <text:p/>
        </draw:line>
        <draw:line draw:style-name="gr1" draw:text-style-name="P1" draw:layer="layout" svg:x1="97.961cm" svg:y1="12.383cm" svg:x2="97.961cm" svg:y2="14.923cm">
          <text:p/>
        </draw:line>
        <draw:line draw:style-name="gr1" draw:text-style-name="P1" draw:layer="layout" svg:x1="97.961cm" svg:y1="14.923cm" svg:x2="100.501cm" svg:y2="14.923cm">
          <text:p/>
        </draw:line>
        <draw:line draw:style-name="gr1" draw:text-style-name="P1" draw:layer="layout" svg:x1="100.481cm" svg:y1="14.953cm" svg:x2="100.481cm" svg:y2="12.413cm">
          <text:p/>
        </draw:line>
        <draw:line draw:style-name="gr1" draw:text-style-name="P1" draw:layer="layout" svg:x1="100.481cm" svg:y1="12.413cm" svg:x2="103.021cm" svg:y2="12.413cm">
          <text:p/>
        </draw:line>
        <draw:line draw:style-name="gr1" draw:text-style-name="P1" draw:layer="layout" svg:x1="103.021cm" svg:y1="12.413cm" svg:x2="103.021cm" svg:y2="14.953cm">
          <text:p/>
        </draw:line>
        <draw:line draw:style-name="gr1" draw:text-style-name="P1" draw:layer="layout" svg:x1="103.021cm" svg:y1="14.953cm" svg:x2="105.561cm" svg:y2="14.953cm">
          <text:p/>
        </draw:line>
        <draw:line draw:style-name="gr1" draw:text-style-name="P1" draw:layer="layout" svg:x1="105.541cm" svg:y1="14.983cm" svg:x2="105.541cm" svg:y2="12.443cm">
          <text:p/>
        </draw:line>
        <draw:line draw:style-name="gr1" draw:text-style-name="P1" draw:layer="layout" svg:x1="105.541cm" svg:y1="12.443cm" svg:x2="108.081cm" svg:y2="12.443cm">
          <text:p/>
        </draw:line>
        <draw:line draw:style-name="gr1" draw:text-style-name="P1" draw:layer="layout" svg:x1="108.081cm" svg:y1="12.443cm" svg:x2="108.081cm" svg:y2="14.983cm">
          <text:p/>
        </draw:line>
        <draw:line draw:style-name="gr1" draw:text-style-name="P1" draw:layer="layout" svg:x1="108.081cm" svg:y1="14.983cm" svg:x2="110.621cm" svg:y2="14.983cm">
          <text:p/>
        </draw:line>
        <draw:line draw:style-name="gr1" draw:text-style-name="P1" draw:layer="layout" svg:x1="110.601cm" svg:y1="14.913cm" svg:x2="110.601cm" svg:y2="12.373cm">
          <text:p/>
        </draw:line>
        <draw:line draw:style-name="gr1" draw:text-style-name="P1" draw:layer="layout" svg:x1="110.601cm" svg:y1="12.373cm" svg:x2="113.141cm" svg:y2="12.373cm">
          <text:p/>
        </draw:line>
        <draw:line draw:style-name="gr1" draw:text-style-name="P1" draw:layer="layout" svg:x1="113.141cm" svg:y1="12.373cm" svg:x2="113.141cm" svg:y2="14.913cm">
          <text:p/>
        </draw:line>
        <draw:line draw:style-name="gr1" draw:text-style-name="P1" draw:layer="layout" svg:x1="113.141cm" svg:y1="14.913cm" svg:x2="115.681cm" svg:y2="14.913cm">
          <text:p/>
        </draw:line>
        <draw:line draw:style-name="gr1" draw:text-style-name="P1" draw:layer="layout" svg:x1="115.661cm" svg:y1="14.843cm" svg:x2="115.661cm" svg:y2="12.303cm">
          <text:p/>
        </draw:line>
        <draw:line draw:style-name="gr1" draw:text-style-name="P1" draw:layer="layout" svg:x1="115.661cm" svg:y1="12.303cm" svg:x2="118.201cm" svg:y2="12.303cm">
          <text:p/>
        </draw:line>
        <draw:line draw:style-name="gr1" draw:text-style-name="P1" draw:layer="layout" svg:x1="118.201cm" svg:y1="12.303cm" svg:x2="118.201cm" svg:y2="14.843cm">
          <text:p/>
        </draw:line>
        <draw:line draw:style-name="gr1" draw:text-style-name="P1" draw:layer="layout" svg:x1="118.201cm" svg:y1="14.843cm" svg:x2="120.741cm" svg:y2="14.843cm">
          <text:p/>
        </draw:line>
        <draw:line draw:style-name="gr1" draw:text-style-name="P1" draw:layer="layout" svg:x1="120.721cm" svg:y1="14.873cm" svg:x2="120.721cm" svg:y2="12.333cm">
          <text:p/>
        </draw:line>
        <draw:line draw:style-name="gr1" draw:text-style-name="P1" draw:layer="layout" svg:x1="120.721cm" svg:y1="12.333cm" svg:x2="123.261cm" svg:y2="12.333cm">
          <text:p/>
        </draw:line>
        <draw:line draw:style-name="gr1" draw:text-style-name="P1" draw:layer="layout" svg:x1="123.261cm" svg:y1="12.333cm" svg:x2="123.261cm" svg:y2="14.873cm">
          <text:p/>
        </draw:line>
        <draw:line draw:style-name="gr1" draw:text-style-name="P1" draw:layer="layout" svg:x1="123.261cm" svg:y1="14.873cm" svg:x2="125.801cm" svg:y2="14.873cm">
          <text:p/>
        </draw:line>
        <draw:custom-shape draw:style-name="gr4" draw:text-style-name="P4" draw:layer="layout" svg:width="5.08cm" svg:height="2.54cm" svg:x="85.478cm" svg:y="24.041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90.578cm" svg:y="24.041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95.678cm" svg:y="24.041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00.778cm" svg:y="24.041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05.878cm" svg:y="24.041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9.91cm" svg:height="3.163cm" svg:x="75.676cm" svg:y="24.549cm">
          <draw:text-box>
            <text:p text:style-name="P5"><text:span text:style-name="T1">lw $t3, 12($s1)</text:span></text:p>
          </draw:text-box>
        </draw:frame>
        <draw:custom-shape draw:style-name="gr4" draw:text-style-name="P4" draw:layer="layout" svg:width="5.08cm" svg:height="2.54cm" svg:x="110.979cm" svg:y="26.641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16.079cm" svg:y="26.641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21.179cm" svg:y="26.641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26.279cm" svg:y="26.641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.092cm" svg:height="3.095cm" svg:x="100.695cm" svg:y="27.149cm">
          <draw:text-box>
            <text:p text:style-name="P2"><text:span text:style-name="T1">add </text:span><text:span text:style-name="T1">$t4, </text:span><text:span text:style-name="T1">$t0, $t1</text:span></text:p>
          </draw:text-box>
        </draw:frame>
        <draw:line draw:style-name="gr1" draw:text-style-name="P1" draw:layer="layout" svg:x1="100.047cm" svg:y1="5.994cm" svg:x2="100.047cm" svg:y2="3.454cm">
          <text:p/>
        </draw:line>
        <draw:line draw:style-name="gr1" draw:text-style-name="P1" draw:layer="layout" svg:x1="100.047cm" svg:y1="3.454cm" svg:x2="107.607cm" svg:y2="3.424cm">
          <text:p/>
        </draw:line>
        <draw:line draw:style-name="gr1" draw:text-style-name="P1" draw:layer="layout" svg:x1="107.587cm" svg:y1="3.454cm" svg:x2="107.587cm" svg:y2="5.994cm">
          <text:p/>
        </draw:line>
        <draw:line draw:style-name="gr1" draw:text-style-name="P1" draw:layer="layout" svg:x1="107.634cm" svg:y1="5.974cm" svg:x2="114.931cm" svg:y2="6.09cm">
          <text:p/>
        </draw:line>
        <draw:line draw:style-name="gr1" draw:text-style-name="P1" draw:layer="layout" svg:x1="114.931cm" svg:y1="6.09cm" svg:x2="114.931cm" svg:y2="3.55cm">
          <text:p/>
        </draw:line>
        <draw:line draw:style-name="gr1" draw:text-style-name="P1" draw:layer="layout" svg:x1="114.931cm" svg:y1="3.55cm" svg:x2="122.491cm" svg:y2="3.52cm">
          <text:p/>
        </draw:line>
        <draw:line draw:style-name="gr1" draw:text-style-name="P1" draw:layer="layout" svg:x1="122.471cm" svg:y1="3.55cm" svg:x2="122.471cm" svg:y2="6.09cm">
          <text:p/>
        </draw:line>
        <draw:line draw:style-name="gr1" draw:text-style-name="P1" draw:layer="layout" svg:x1="122.531cm" svg:y1="6.045cm" svg:x2="130.151cm" svg:y2="6.02cm">
          <text:p/>
        </draw:line>
        <draw:custom-shape draw:style-name="gr3" draw:text-style-name="P2" draw:layer="layout" svg:width="15.187cm" svg:height="2.54cm" svg:x="115.248cm" svg:y="7.326cm">
          <text:p text:style-name="P2"><text:span text:style-name="T1">sw $t6, </text:span><text:span text:style-name="T1">16($s1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1" draw:text-style-name="P1" draw:layer="layout" svg:x1="125.791cm" svg:y1="14.858cm" svg:x2="125.791cm" svg:y2="12.318cm">
          <text:p/>
        </draw:line>
        <draw:line draw:style-name="gr1" draw:text-style-name="P1" draw:layer="layout" svg:x1="125.791cm" svg:y1="12.318cm" svg:x2="128.331cm" svg:y2="12.318cm">
          <text:p/>
        </draw:line>
        <draw:line draw:style-name="gr1" draw:text-style-name="P1" draw:layer="layout" svg:x1="128.331cm" svg:y1="12.318cm" svg:x2="128.331cm" svg:y2="14.858cm">
          <text:p/>
        </draw:line>
        <draw:line draw:style-name="gr1" draw:text-style-name="P1" draw:layer="layout" svg:x1="128.331cm" svg:y1="14.858cm" svg:x2="130.871cm" svg:y2="14.858cm">
          <text:p/>
        </draw:line>
        <draw:line draw:style-name="gr1" draw:text-style-name="P1" draw:layer="layout" svg:x1="7.709cm" svg:y1="35.33cm" svg:x2="8.979cm" svg:y2="35.33cm">
          <text:p/>
        </draw:line>
        <draw:line draw:style-name="gr1" draw:text-style-name="P1" draw:layer="layout" svg:x1="8.979cm" svg:y1="35.33cm" svg:x2="8.979cm" svg:y2="32.79cm">
          <text:p/>
        </draw:line>
        <draw:line draw:style-name="gr1" draw:text-style-name="P1" draw:layer="layout" svg:x1="8.979cm" svg:y1="32.79cm" svg:x2="11.519cm" svg:y2="32.79cm">
          <text:p/>
        </draw:line>
        <draw:line draw:style-name="gr1" draw:text-style-name="P1" draw:layer="layout" svg:x1="11.519cm" svg:y1="32.79cm" svg:x2="11.519cm" svg:y2="35.33cm">
          <text:p/>
        </draw:line>
        <draw:line draw:style-name="gr1" draw:text-style-name="P1" draw:layer="layout" svg:x1="11.519cm" svg:y1="35.33cm" svg:x2="14.059cm" svg:y2="35.33cm">
          <text:p/>
        </draw:line>
        <draw:line draw:style-name="gr1" draw:text-style-name="P1" draw:layer="layout" svg:x1="14.079cm" svg:y1="35.33cm" svg:x2="14.079cm" svg:y2="32.79cm">
          <text:p/>
        </draw:line>
        <draw:line draw:style-name="gr1" draw:text-style-name="P1" draw:layer="layout" svg:x1="14.079cm" svg:y1="32.79cm" svg:x2="16.619cm" svg:y2="32.79cm">
          <text:p/>
        </draw:line>
        <draw:line draw:style-name="gr1" draw:text-style-name="P1" draw:layer="layout" svg:x1="16.619cm" svg:y1="32.79cm" svg:x2="16.619cm" svg:y2="35.33cm">
          <text:p/>
        </draw:line>
        <draw:line draw:style-name="gr1" draw:text-style-name="P1" draw:layer="layout" svg:x1="16.619cm" svg:y1="35.33cm" svg:x2="19.159cm" svg:y2="35.33cm">
          <text:p/>
        </draw:line>
        <draw:line draw:style-name="gr1" draw:text-style-name="P1" draw:layer="layout" svg:x1="19.179cm" svg:y1="35.33cm" svg:x2="19.179cm" svg:y2="32.79cm">
          <text:p/>
        </draw:line>
        <draw:line draw:style-name="gr1" draw:text-style-name="P1" draw:layer="layout" svg:x1="19.179cm" svg:y1="32.79cm" svg:x2="21.719cm" svg:y2="32.79cm">
          <text:p/>
        </draw:line>
        <draw:line draw:style-name="gr1" draw:text-style-name="P1" draw:layer="layout" svg:x1="21.719cm" svg:y1="32.79cm" svg:x2="21.719cm" svg:y2="35.33cm">
          <text:p/>
        </draw:line>
        <draw:line draw:style-name="gr1" draw:text-style-name="P1" draw:layer="layout" svg:x1="21.719cm" svg:y1="35.33cm" svg:x2="24.259cm" svg:y2="35.33cm">
          <text:p/>
        </draw:line>
        <draw:line draw:style-name="gr1" draw:text-style-name="P1" draw:layer="layout" svg:x1="24.279cm" svg:y1="35.33cm" svg:x2="24.279cm" svg:y2="32.79cm">
          <text:p/>
        </draw:line>
        <draw:line draw:style-name="gr1" draw:text-style-name="P1" draw:layer="layout" svg:x1="24.279cm" svg:y1="32.79cm" svg:x2="26.819cm" svg:y2="32.79cm">
          <text:p/>
        </draw:line>
        <draw:line draw:style-name="gr1" draw:text-style-name="P1" draw:layer="layout" svg:x1="26.819cm" svg:y1="32.79cm" svg:x2="26.819cm" svg:y2="35.33cm">
          <text:p/>
        </draw:line>
        <draw:line draw:style-name="gr1" draw:text-style-name="P1" draw:layer="layout" svg:x1="26.819cm" svg:y1="35.33cm" svg:x2="29.359cm" svg:y2="35.33cm">
          <text:p/>
        </draw:line>
        <draw:line draw:style-name="gr1" draw:text-style-name="P1" draw:layer="layout" svg:x1="29.324cm" svg:y1="35.33cm" svg:x2="29.324cm" svg:y2="32.79cm">
          <text:p/>
        </draw:line>
        <draw:line draw:style-name="gr1" draw:text-style-name="P1" draw:layer="layout" svg:x1="29.324cm" svg:y1="32.79cm" svg:x2="31.864cm" svg:y2="32.79cm">
          <text:p/>
        </draw:line>
        <draw:line draw:style-name="gr1" draw:text-style-name="P1" draw:layer="layout" svg:x1="31.864cm" svg:y1="32.79cm" svg:x2="31.864cm" svg:y2="35.33cm">
          <text:p/>
        </draw:line>
        <draw:line draw:style-name="gr1" draw:text-style-name="P1" draw:layer="layout" svg:x1="31.864cm" svg:y1="35.33cm" svg:x2="34.404cm" svg:y2="35.33cm">
          <text:p/>
        </draw:line>
        <draw:line draw:style-name="gr1" draw:text-style-name="P1" draw:layer="layout" svg:x1="34.379cm" svg:y1="35.33cm" svg:x2="34.379cm" svg:y2="32.79cm">
          <text:p/>
        </draw:line>
        <draw:line draw:style-name="gr1" draw:text-style-name="P1" draw:layer="layout" svg:x1="34.379cm" svg:y1="32.79cm" svg:x2="36.919cm" svg:y2="32.79cm">
          <text:p/>
        </draw:line>
        <draw:line draw:style-name="gr1" draw:text-style-name="P1" draw:layer="layout" svg:x1="36.919cm" svg:y1="32.79cm" svg:x2="36.919cm" svg:y2="35.33cm">
          <text:p/>
        </draw:line>
        <draw:line draw:style-name="gr1" draw:text-style-name="P1" draw:layer="layout" svg:x1="36.919cm" svg:y1="35.33cm" svg:x2="39.459cm" svg:y2="35.33cm">
          <text:p/>
        </draw:line>
        <draw:line draw:style-name="gr1" draw:text-style-name="P1" draw:layer="layout" svg:x1="39.479cm" svg:y1="35.33cm" svg:x2="39.479cm" svg:y2="32.79cm">
          <text:p/>
        </draw:line>
        <draw:line draw:style-name="gr1" draw:text-style-name="P1" draw:layer="layout" svg:x1="39.479cm" svg:y1="32.79cm" svg:x2="42.019cm" svg:y2="32.79cm">
          <text:p/>
        </draw:line>
        <draw:line draw:style-name="gr1" draw:text-style-name="P1" draw:layer="layout" svg:x1="42.019cm" svg:y1="32.79cm" svg:x2="42.019cm" svg:y2="35.33cm">
          <text:p/>
        </draw:line>
        <draw:line draw:style-name="gr1" draw:text-style-name="P1" draw:layer="layout" svg:x1="42.019cm" svg:y1="35.33cm" svg:x2="44.559cm" svg:y2="35.33cm">
          <text:p/>
        </draw:line>
        <draw:line draw:style-name="gr1" draw:text-style-name="P1" draw:layer="layout" svg:x1="44.579cm" svg:y1="35.33cm" svg:x2="44.579cm" svg:y2="32.79cm">
          <text:p/>
        </draw:line>
        <draw:line draw:style-name="gr1" draw:text-style-name="P1" draw:layer="layout" svg:x1="44.579cm" svg:y1="32.79cm" svg:x2="47.119cm" svg:y2="32.79cm">
          <text:p/>
        </draw:line>
        <draw:line draw:style-name="gr1" draw:text-style-name="P1" draw:layer="layout" svg:x1="47.119cm" svg:y1="32.79cm" svg:x2="47.119cm" svg:y2="35.33cm">
          <text:p/>
        </draw:line>
        <draw:line draw:style-name="gr1" draw:text-style-name="P1" draw:layer="layout" svg:x1="47.119cm" svg:y1="35.33cm" svg:x2="49.659cm" svg:y2="35.33cm">
          <text:p/>
        </draw:line>
        <draw:line draw:style-name="gr1" draw:text-style-name="P1" draw:layer="layout" svg:x1="49.679cm" svg:y1="35.33cm" svg:x2="49.679cm" svg:y2="32.79cm">
          <text:p/>
        </draw:line>
        <draw:line draw:style-name="gr1" draw:text-style-name="P1" draw:layer="layout" svg:x1="49.679cm" svg:y1="32.79cm" svg:x2="52.219cm" svg:y2="32.79cm">
          <text:p/>
        </draw:line>
        <draw:line draw:style-name="gr1" draw:text-style-name="P1" draw:layer="layout" svg:x1="52.219cm" svg:y1="32.79cm" svg:x2="52.219cm" svg:y2="35.33cm">
          <text:p/>
        </draw:line>
        <draw:line draw:style-name="gr1" draw:text-style-name="P1" draw:layer="layout" svg:x1="52.219cm" svg:y1="35.33cm" svg:x2="54.759cm" svg:y2="35.33cm">
          <text:p/>
        </draw:line>
        <draw:line draw:style-name="gr1" draw:text-style-name="P1" draw:layer="layout" svg:x1="54.739cm" svg:y1="35.36cm" svg:x2="54.739cm" svg:y2="32.82cm">
          <text:p/>
        </draw:line>
        <draw:line draw:style-name="gr1" draw:text-style-name="P1" draw:layer="layout" svg:x1="54.739cm" svg:y1="32.82cm" svg:x2="57.279cm" svg:y2="32.82cm">
          <text:p/>
        </draw:line>
        <draw:line draw:style-name="gr1" draw:text-style-name="P1" draw:layer="layout" svg:x1="57.279cm" svg:y1="32.82cm" svg:x2="57.279cm" svg:y2="35.36cm">
          <text:p/>
        </draw:line>
        <draw:line draw:style-name="gr1" draw:text-style-name="P1" draw:layer="layout" svg:x1="57.279cm" svg:y1="35.36cm" svg:x2="59.819cm" svg:y2="35.36cm">
          <text:p/>
        </draw:line>
        <draw:line draw:style-name="gr1" draw:text-style-name="P1" draw:layer="layout" svg:x1="59.799cm" svg:y1="35.39cm" svg:x2="59.799cm" svg:y2="32.85cm">
          <text:p/>
        </draw:line>
        <draw:line draw:style-name="gr1" draw:text-style-name="P1" draw:layer="layout" svg:x1="59.799cm" svg:y1="32.85cm" svg:x2="62.339cm" svg:y2="32.85cm">
          <text:p/>
        </draw:line>
        <draw:line draw:style-name="gr1" draw:text-style-name="P1" draw:layer="layout" svg:x1="62.339cm" svg:y1="32.85cm" svg:x2="62.339cm" svg:y2="35.39cm">
          <text:p/>
        </draw:line>
        <draw:line draw:style-name="gr1" draw:text-style-name="P1" draw:layer="layout" svg:x1="62.339cm" svg:y1="35.39cm" svg:x2="64.879cm" svg:y2="35.39cm">
          <text:p/>
        </draw:line>
        <draw:line draw:style-name="gr1" draw:text-style-name="P1" draw:layer="layout" svg:x1="64.859cm" svg:y1="35.32cm" svg:x2="64.859cm" svg:y2="32.78cm">
          <text:p/>
        </draw:line>
        <draw:line draw:style-name="gr1" draw:text-style-name="P1" draw:layer="layout" svg:x1="64.859cm" svg:y1="32.78cm" svg:x2="67.399cm" svg:y2="32.78cm">
          <text:p/>
        </draw:line>
        <draw:line draw:style-name="gr1" draw:text-style-name="P1" draw:layer="layout" svg:x1="67.399cm" svg:y1="32.78cm" svg:x2="67.399cm" svg:y2="35.32cm">
          <text:p/>
        </draw:line>
        <draw:line draw:style-name="gr1" draw:text-style-name="P1" draw:layer="layout" svg:x1="67.399cm" svg:y1="35.32cm" svg:x2="69.939cm" svg:y2="35.32cm">
          <text:p/>
        </draw:line>
        <draw:line draw:style-name="gr1" draw:text-style-name="P1" draw:layer="layout" svg:x1="69.919cm" svg:y1="35.25cm" svg:x2="69.919cm" svg:y2="32.71cm">
          <text:p/>
        </draw:line>
        <draw:line draw:style-name="gr1" draw:text-style-name="P1" draw:layer="layout" svg:x1="69.919cm" svg:y1="32.71cm" svg:x2="72.459cm" svg:y2="32.71cm">
          <text:p/>
        </draw:line>
        <draw:line draw:style-name="gr1" draw:text-style-name="P1" draw:layer="layout" svg:x1="72.459cm" svg:y1="32.71cm" svg:x2="72.459cm" svg:y2="35.25cm">
          <text:p/>
        </draw:line>
        <draw:line draw:style-name="gr1" draw:text-style-name="P1" draw:layer="layout" svg:x1="72.459cm" svg:y1="35.25cm" svg:x2="74.999cm" svg:y2="35.25cm">
          <text:p/>
        </draw:line>
        <draw:line draw:style-name="gr1" draw:text-style-name="P1" draw:layer="layout" svg:x1="74.979cm" svg:y1="35.28cm" svg:x2="74.979cm" svg:y2="32.74cm">
          <text:p/>
        </draw:line>
        <draw:line draw:style-name="gr1" draw:text-style-name="P1" draw:layer="layout" svg:x1="74.979cm" svg:y1="32.74cm" svg:x2="77.519cm" svg:y2="32.74cm">
          <text:p/>
        </draw:line>
        <draw:line draw:style-name="gr1" draw:text-style-name="P1" draw:layer="layout" svg:x1="77.519cm" svg:y1="32.74cm" svg:x2="77.519cm" svg:y2="35.28cm">
          <text:p/>
        </draw:line>
        <draw:line draw:style-name="gr1" draw:text-style-name="P1" draw:layer="layout" svg:x1="77.519cm" svg:y1="35.28cm" svg:x2="80.059cm" svg:y2="35.28cm">
          <text:p/>
        </draw:line>
        <draw:line draw:style-name="gr1" draw:text-style-name="P1" draw:layer="layout" svg:x1="80.09cm" svg:y1="35.243cm" svg:x2="80.09cm" svg:y2="32.703cm">
          <text:p/>
        </draw:line>
        <draw:line draw:style-name="gr1" draw:text-style-name="P1" draw:layer="layout" svg:x1="80.09cm" svg:y1="32.703cm" svg:x2="82.63cm" svg:y2="32.703cm">
          <text:p/>
        </draw:line>
        <draw:line draw:style-name="gr1" draw:text-style-name="P1" draw:layer="layout" svg:x1="82.63cm" svg:y1="32.703cm" svg:x2="82.63cm" svg:y2="35.243cm">
          <text:p/>
        </draw:line>
        <draw:line draw:style-name="gr1" draw:text-style-name="P1" draw:layer="layout" svg:x1="82.63cm" svg:y1="35.243cm" svg:x2="85.17cm" svg:y2="35.243cm">
          <text:p/>
        </draw:line>
        <draw:line draw:style-name="gr1" draw:text-style-name="P1" draw:layer="layout" svg:x1="85.19cm" svg:y1="35.243cm" svg:x2="85.19cm" svg:y2="32.703cm">
          <text:p/>
        </draw:line>
        <draw:line draw:style-name="gr1" draw:text-style-name="P1" draw:layer="layout" svg:x1="85.19cm" svg:y1="32.703cm" svg:x2="87.73cm" svg:y2="32.703cm">
          <text:p/>
        </draw:line>
        <draw:line draw:style-name="gr1" draw:text-style-name="P1" draw:layer="layout" svg:x1="87.73cm" svg:y1="32.703cm" svg:x2="87.73cm" svg:y2="35.243cm">
          <text:p/>
        </draw:line>
        <draw:line draw:style-name="gr1" draw:text-style-name="P1" draw:layer="layout" svg:x1="87.73cm" svg:y1="35.243cm" svg:x2="90.27cm" svg:y2="35.243cm">
          <text:p/>
        </draw:line>
        <draw:line draw:style-name="gr1" draw:text-style-name="P1" draw:layer="layout" svg:x1="90.29cm" svg:y1="35.243cm" svg:x2="90.29cm" svg:y2="32.703cm">
          <text:p/>
        </draw:line>
        <draw:line draw:style-name="gr1" draw:text-style-name="P1" draw:layer="layout" svg:x1="90.29cm" svg:y1="32.703cm" svg:x2="92.83cm" svg:y2="32.703cm">
          <text:p/>
        </draw:line>
        <draw:line draw:style-name="gr1" draw:text-style-name="P1" draw:layer="layout" svg:x1="92.83cm" svg:y1="32.703cm" svg:x2="92.83cm" svg:y2="35.243cm">
          <text:p/>
        </draw:line>
        <draw:line draw:style-name="gr1" draw:text-style-name="P1" draw:layer="layout" svg:x1="92.83cm" svg:y1="35.243cm" svg:x2="95.37cm" svg:y2="35.243cm">
          <text:p/>
        </draw:line>
        <draw:line draw:style-name="gr1" draw:text-style-name="P1" draw:layer="layout" svg:x1="95.39cm" svg:y1="35.243cm" svg:x2="95.39cm" svg:y2="32.703cm">
          <text:p/>
        </draw:line>
        <draw:line draw:style-name="gr1" draw:text-style-name="P1" draw:layer="layout" svg:x1="95.39cm" svg:y1="32.703cm" svg:x2="97.93cm" svg:y2="32.703cm">
          <text:p/>
        </draw:line>
        <draw:line draw:style-name="gr1" draw:text-style-name="P1" draw:layer="layout" svg:x1="97.93cm" svg:y1="32.703cm" svg:x2="97.93cm" svg:y2="35.243cm">
          <text:p/>
        </draw:line>
        <draw:line draw:style-name="gr1" draw:text-style-name="P1" draw:layer="layout" svg:x1="97.93cm" svg:y1="35.243cm" svg:x2="100.47cm" svg:y2="35.243cm">
          <text:p/>
        </draw:line>
        <draw:line draw:style-name="gr1" draw:text-style-name="P1" draw:layer="layout" svg:x1="100.45cm" svg:y1="35.273cm" svg:x2="100.45cm" svg:y2="32.733cm">
          <text:p/>
        </draw:line>
        <draw:line draw:style-name="gr1" draw:text-style-name="P1" draw:layer="layout" svg:x1="100.45cm" svg:y1="32.733cm" svg:x2="102.99cm" svg:y2="32.733cm">
          <text:p/>
        </draw:line>
        <draw:line draw:style-name="gr1" draw:text-style-name="P1" draw:layer="layout" svg:x1="102.99cm" svg:y1="32.733cm" svg:x2="102.99cm" svg:y2="35.273cm">
          <text:p/>
        </draw:line>
        <draw:line draw:style-name="gr1" draw:text-style-name="P1" draw:layer="layout" svg:x1="102.99cm" svg:y1="35.273cm" svg:x2="105.53cm" svg:y2="35.273cm">
          <text:p/>
        </draw:line>
        <draw:line draw:style-name="gr1" draw:text-style-name="P1" draw:layer="layout" svg:x1="105.51cm" svg:y1="35.303cm" svg:x2="105.51cm" svg:y2="32.763cm">
          <text:p/>
        </draw:line>
        <draw:line draw:style-name="gr1" draw:text-style-name="P1" draw:layer="layout" svg:x1="105.51cm" svg:y1="32.763cm" svg:x2="108.05cm" svg:y2="32.763cm">
          <text:p/>
        </draw:line>
        <draw:line draw:style-name="gr1" draw:text-style-name="P1" draw:layer="layout" svg:x1="108.05cm" svg:y1="32.763cm" svg:x2="108.05cm" svg:y2="35.303cm">
          <text:p/>
        </draw:line>
        <draw:line draw:style-name="gr1" draw:text-style-name="P1" draw:layer="layout" svg:x1="108.05cm" svg:y1="35.303cm" svg:x2="110.59cm" svg:y2="35.303cm">
          <text:p/>
        </draw:line>
        <draw:line draw:style-name="gr1" draw:text-style-name="P1" draw:layer="layout" svg:x1="110.57cm" svg:y1="35.233cm" svg:x2="110.57cm" svg:y2="32.693cm">
          <text:p/>
        </draw:line>
        <draw:line draw:style-name="gr1" draw:text-style-name="P1" draw:layer="layout" svg:x1="110.57cm" svg:y1="32.693cm" svg:x2="113.11cm" svg:y2="32.693cm">
          <text:p/>
        </draw:line>
        <draw:line draw:style-name="gr1" draw:text-style-name="P1" draw:layer="layout" svg:x1="113.11cm" svg:y1="32.693cm" svg:x2="113.11cm" svg:y2="35.233cm">
          <text:p/>
        </draw:line>
        <draw:line draw:style-name="gr1" draw:text-style-name="P1" draw:layer="layout" svg:x1="113.11cm" svg:y1="35.233cm" svg:x2="115.65cm" svg:y2="35.233cm">
          <text:p/>
        </draw:line>
        <draw:line draw:style-name="gr1" draw:text-style-name="P1" draw:layer="layout" svg:x1="115.63cm" svg:y1="35.163cm" svg:x2="115.63cm" svg:y2="32.623cm">
          <text:p/>
        </draw:line>
        <draw:line draw:style-name="gr1" draw:text-style-name="P1" draw:layer="layout" svg:x1="115.63cm" svg:y1="32.623cm" svg:x2="118.17cm" svg:y2="32.623cm">
          <text:p/>
        </draw:line>
        <draw:line draw:style-name="gr1" draw:text-style-name="P1" draw:layer="layout" svg:x1="118.17cm" svg:y1="32.623cm" svg:x2="118.17cm" svg:y2="35.163cm">
          <text:p/>
        </draw:line>
        <draw:line draw:style-name="gr1" draw:text-style-name="P1" draw:layer="layout" svg:x1="118.17cm" svg:y1="35.163cm" svg:x2="120.71cm" svg:y2="35.163cm">
          <text:p/>
        </draw:line>
        <draw:line draw:style-name="gr1" draw:text-style-name="P1" draw:layer="layout" svg:x1="120.69cm" svg:y1="35.193cm" svg:x2="120.69cm" svg:y2="32.653cm">
          <text:p/>
        </draw:line>
        <draw:line draw:style-name="gr1" draw:text-style-name="P1" draw:layer="layout" svg:x1="120.69cm" svg:y1="32.653cm" svg:x2="123.23cm" svg:y2="32.653cm">
          <text:p/>
        </draw:line>
        <draw:line draw:style-name="gr1" draw:text-style-name="P1" draw:layer="layout" svg:x1="123.23cm" svg:y1="32.653cm" svg:x2="123.23cm" svg:y2="35.193cm">
          <text:p/>
        </draw:line>
        <draw:line draw:style-name="gr1" draw:text-style-name="P1" draw:layer="layout" svg:x1="123.23cm" svg:y1="35.193cm" svg:x2="125.77cm" svg:y2="35.193cm">
          <text:p/>
        </draw:line>
        <draw:line draw:style-name="gr1" draw:text-style-name="P1" draw:layer="layout" svg:x1="125.76cm" svg:y1="35.178cm" svg:x2="125.76cm" svg:y2="32.638cm">
          <text:p/>
        </draw:line>
        <draw:line draw:style-name="gr1" draw:text-style-name="P1" draw:layer="layout" svg:x1="125.76cm" svg:y1="32.638cm" svg:x2="128.3cm" svg:y2="32.638cm">
          <text:p/>
        </draw:line>
        <draw:line draw:style-name="gr1" draw:text-style-name="P1" draw:layer="layout" svg:x1="128.3cm" svg:y1="32.638cm" svg:x2="128.3cm" svg:y2="35.178cm">
          <text:p/>
        </draw:line>
        <draw:line draw:style-name="gr1" draw:text-style-name="P1" draw:layer="layout" svg:x1="128.3cm" svg:y1="35.178cm" svg:x2="130.84cm" svg:y2="35.178cm">
          <text:p/>
        </draw:line>
        <draw:custom-shape draw:style-name="gr4" draw:text-style-name="P4" draw:layer="layout" svg:width="5.08cm" svg:height="2.54cm" svg:x="9.051cm" svg:y="36.613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4.151cm" svg:y="36.613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9.251cm" svg:y="36.613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4.351cm" svg:y="36.613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9.451cm" svg:y="36.613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36cm" svg:height="3.095cm" svg:x="0.912cm" svg:y="37.121cm">
          <draw:text-box>
            <text:p text:style-name="P5"><text:span text:style-name="T1">lw $t0, 0($s1)</text:span></text:p>
          </draw:text-box>
        </draw:frame>
        <draw:custom-shape draw:style-name="gr4" draw:text-style-name="P4" draw:layer="layout" svg:width="5.08cm" svg:height="2.54cm" svg:x="14.128cm" svg:y="39.481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9.228cm" svg:y="39.481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4.328cm" svg:y="39.481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9.428cm" svg:y="39.481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4.528cm" svg:y="39.481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94cm" svg:height="2.159cm" svg:x="5.996cm" svg:y="39.989cm">
          <draw:text-box>
            <text:p text:style-name="P5"><text:span text:style-name="T1">lw $t1, 4($s1)</text:span></text:p>
          </draw:text-box>
        </draw:frame>
        <draw:custom-shape draw:style-name="gr4" draw:text-style-name="P4" draw:layer="layout" svg:width="5.08cm" svg:height="2.54cm" svg:x="19.216cm" svg:y="42.368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4.316cm" svg:y="42.368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9.416cm" svg:y="42.368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4.516cm" svg:y="42.368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9.616cm" svg:y="42.368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94cm" svg:height="2.159cm" svg:x="11.11cm" svg:y="42.783cm">
          <draw:text-box>
            <text:p text:style-name="P5"><text:span text:style-name="T1">lw $t2, 8($s1)</text:span></text:p>
          </draw:text-box>
        </draw:frame>
        <draw:custom-shape draw:style-name="gr4" draw:text-style-name="P4" draw:layer="layout" svg:width="5.08cm" svg:height="2.54cm" svg:x="24.317cm" svg:y="45.168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29.417cm" svg:y="45.168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4.517cm" svg:y="45.168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9.617cm" svg:y="45.168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4.717cm" svg:y="45.168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9.581cm" svg:height="3.163cm" svg:x="14.97cm" svg:y="45.583cm">
          <draw:text-box>
            <text:p text:style-name="P5"><text:span text:style-name="T1">lw $t3, 12($s1)</text:span></text:p>
          </draw:text-box>
        </draw:frame>
        <draw:custom-shape draw:style-name="gr4" draw:text-style-name="P4" draw:layer="layout" svg:width="5.08cm" svg:height="2.54cm" svg:x="29.391cm" svg:y="48.071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4.491cm" svg:y="48.071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9.591cm" svg:y="48.071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4.691cm" svg:y="48.071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9.791cm" svg:y="48.071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083cm" svg:height="3.095cm" svg:x="19.542cm" svg:y="48.486cm">
          <draw:text-box>
            <text:p text:style-name="P5"><text:span text:style-name="T1">add $t4, $t0, $t1</text:span></text:p>
          </draw:text-box>
        </draw:frame>
        <draw:custom-shape draw:style-name="gr4" draw:text-style-name="P4" draw:layer="layout" svg:width="5.08cm" svg:height="2.54cm" svg:x="34.521cm" svg:y="50.984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39.621cm" svg:y="50.984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4.721cm" svg:y="50.984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49.821cm" svg:y="50.984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54.921cm" svg:y="50.984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083cm" svg:height="3.095cm" svg:x="24.672cm" svg:y="51.399cm">
          <draw:text-box>
            <text:p text:style-name="P5"><text:span text:style-name="T1">add $t5, $t2, $t3</text:span></text:p>
          </draw:text-box>
        </draw:frame>
        <draw:custom-shape draw:style-name="gr4" draw:text-style-name="P4" draw:layer="layout" svg:width="5.08cm" svg:height="2.54cm" svg:x="39.678cm" svg:y="53.905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60.106cm" svg:y="53.908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65.206cm" svg:y="53.908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70.306cm" svg:y="53.908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75.406cm" svg:y="53.908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083cm" svg:height="3.095cm" svg:x="29.829cm" svg:y="54.32cm">
          <draw:text-box>
            <text:p text:style-name="P5"><text:span text:style-name="T1">add $t6, $t4, $t5</text:span></text:p>
          </draw:text-box>
        </draw:frame>
        <draw:custom-shape draw:style-name="gr4" draw:text-style-name="P4" draw:layer="layout" svg:width="5.08cm" svg:height="2.54cm" svg:x="60.102cm" svg:y="56.78cm">
          <text:p text:style-name="P3"><text:span text:style-name="T2">IF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80.502cm" svg:y="56.78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85.602cm" svg:y="56.78cm">
          <text:p text:style-name="P3"><text:span text:style-name="T2">EX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90.702cm" svg:y="56.78cm">
          <text:p text:style-name="P3"><text:span text:style-name="T2">M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95.802cm" svg:y="56.78cm">
          <text:p text:style-name="P3"><text:span text:style-name="T2">WB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0.083cm" svg:height="3.095cm" svg:x="50.33cm" svg:y="57.121cm">
          <draw:text-box>
            <text:p text:style-name="P5"><text:span text:style-name="T1">sw $t6, 16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2.766cm" fo:page-height="62.7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22:18:57.269712490</meta:creation-date>
    <dc:date>2017-12-11T08:53:29.892539477</dc:date>
    <meta:editing-duration>PT10H3M25S</meta:editing-duration>
    <meta:editing-cycles>26</meta:editing-cycles>
    <meta:generator>LibreOffice/5.1.6.2$Linux_X86_64 LibreOffice_project/10m0$Build-2</meta:generator>
    <meta:document-statistic meta:object-count="312"/>
  </office:meta>
</office:document-meta>
</file>